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5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How many Facebook friends do you have?</text:p>
          </table:table-cell>
          <table:table-cell table:formula="of:=AVERAGE([.B2:.B28])" office:value-type="string" office:string-value="584.7407407" calcext:value-type="string">
            <text:p>584.7407407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3-01-02T16:59:06" calcext:value-type="date">
            <text:p>1/2/2013 16:59:06</text:p>
          </table:table-cell>
          <table:table-cell table:style-name="ce4" office:value-type="float" office:value="0" calcext:value-type="float">
            <text:p>0</text:p>
          </table:table-cell>
          <table:table-cell table:formula="of:=([.B2]-[.D$2])" office:value-type="float" office:value="-584.7407407" calcext:value-type="float">
            <text:p>-584.7407407</text:p>
          </table:table-cell>
          <table:table-cell table:formula="of:=AVERAGE([.B2:.B28])" office:value-type="string" office:string-value="584.7407407" calcext:value-type="string">
            <text:p>584.7407407</text:p>
          </table:table-cell>
          <table:table-cell table:formula="of:=[.C2]^2" office:value-type="float" office:value="341921.733834385" calcext:value-type="float">
            <text:p>341921.733834385</text:p>
          </table:table-cell>
          <table:table-cell table:formula="of:=SUM([.E2:.E28])/26" office:value-type="string" office:string-value="191477.3533" calcext:value-type="string">
            <text:p>191477.3533</text:p>
          </table:table-cell>
          <table:table-cell table:formula="of:=SQRT([.F2])" office:value-type="string" office:string-value="437.5812533" calcext:value-type="string">
            <text:p>437.5812533</text:p>
          </table:table-cell>
          <table:table-cell table:formula="of:=[.G2]+[.C1]" office:value-type="string" office:string-value="1022.321994" calcext:value-type="string">
            <text:p>1022.321994</text:p>
          </table:table-cell>
          <table:table-cell table:formula="of:=IF([.B2]&lt;[.$H$3];0;IF([.B2]&gt;[.$H$2];0;1))" office:value-type="float" office:value="0" calcext:value-type="float">
            <text:p>0</text:p>
          </table:table-cell>
          <table:table-cell/>
          <table:table-cell table:formula="of:=18/27" office:value-type="string" office:string-value="0.6666666667" calcext:value-type="string">
            <text:p>0.6666666667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3-01-02T15:20:50" calcext:value-type="date">
            <text:p>1/2/2013 15:20:50</text:p>
          </table:table-cell>
          <table:table-cell table:style-name="ce4" office:value-type="float" office:value="69" calcext:value-type="float">
            <text:p>69</text:p>
          </table:table-cell>
          <table:table-cell table:formula="of:=([.B3]-[.D$2])" office:value-type="float" office:value="-515.7407407" calcext:value-type="float">
            <text:p>-515.7407407</text:p>
          </table:table-cell>
          <table:table-cell/>
          <table:table-cell table:formula="of:=[.C3]^2" office:value-type="float" office:value="265988.511617785" calcext:value-type="float">
            <text:p>265988.511617785</text:p>
          </table:table-cell>
          <table:table-cell table:number-columns-repeated="2"/>
          <table:table-cell table:formula="of:=[.C1]-[.G2]" office:value-type="string" office:string-value="147.1594874" calcext:value-type="string">
            <text:p>147.1594874</text:p>
          </table:table-cell>
          <table:table-cell table:formula="of:=IF([.B3]&lt;[.$H$3];0;IF([.B3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6:16:51" calcext:value-type="date">
            <text:p>1/2/2013 16:16:51</text:p>
          </table:table-cell>
          <table:table-cell table:style-name="ce4" office:value-type="float" office:value="123" calcext:value-type="float">
            <text:p>123</text:p>
          </table:table-cell>
          <table:table-cell table:formula="of:=([.B4]-[.D$2])" office:value-type="float" office:value="-461.7407407" calcext:value-type="float">
            <text:p>-461.7407407</text:p>
          </table:table-cell>
          <table:table-cell/>
          <table:table-cell table:formula="of:=[.C4]^2" office:value-type="float" office:value="213204.511622185" calcext:value-type="float">
            <text:p>213204.511622185</text:p>
          </table:table-cell>
          <table:table-cell table:number-columns-repeated="3"/>
          <table:table-cell table:formula="of:=IF([.B4]&lt;[.$H$3];0;IF([.B4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8:14:04" calcext:value-type="date">
            <text:p>1/2/2013 18:14:04</text:p>
          </table:table-cell>
          <table:table-cell table:style-name="ce4" office:value-type="float" office:value="137" calcext:value-type="float">
            <text:p>137</text:p>
          </table:table-cell>
          <table:table-cell table:formula="of:=([.B5]-[.D$2])" office:value-type="float" office:value="-447.7407407" calcext:value-type="float">
            <text:p>-447.7407407</text:p>
          </table:table-cell>
          <table:table-cell/>
          <table:table-cell table:formula="of:=[.C5]^2" office:value-type="float" office:value="200471.770882585" calcext:value-type="float">
            <text:p>200471.770882585</text:p>
          </table:table-cell>
          <table:table-cell table:number-columns-repeated="3"/>
          <table:table-cell table:formula="of:=IF([.B5]&lt;[.$H$3];0;IF([.B5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20:04:27" calcext:value-type="date">
            <text:p>1/2/2013 20:04:27</text:p>
          </table:table-cell>
          <table:table-cell table:style-name="ce4" office:value-type="float" office:value="174" calcext:value-type="float">
            <text:p>174</text:p>
          </table:table-cell>
          <table:table-cell table:formula="of:=([.B6]-[.D$2])" office:value-type="float" office:value="-410.7407407" calcext:value-type="float">
            <text:p>-410.7407407</text:p>
          </table:table-cell>
          <table:table-cell/>
          <table:table-cell table:formula="of:=[.C6]^2" office:value-type="float" office:value="168707.956070785" calcext:value-type="float">
            <text:p>168707.956070785</text:p>
          </table:table-cell>
          <table:table-cell table:number-columns-repeated="3"/>
          <table:table-cell table:formula="of:=IF([.B6]&lt;[.$H$3];0;IF([.B6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6:59:09" calcext:value-type="date">
            <text:p>1/2/2013 16:59:09</text:p>
          </table:table-cell>
          <table:table-cell table:style-name="ce4" office:value-type="float" office:value="240" calcext:value-type="float">
            <text:p>240</text:p>
          </table:table-cell>
          <table:table-cell table:formula="of:=([.B7]-[.D$2])" office:value-type="float" office:value="-344.7407407" calcext:value-type="float">
            <text:p>-344.7407407</text:p>
          </table:table-cell>
          <table:table-cell/>
          <table:table-cell table:formula="of:=[.C7]^2" office:value-type="float" office:value="118846.178298385" calcext:value-type="float">
            <text:p>118846.178298385</text:p>
          </table:table-cell>
          <table:table-cell table:number-columns-repeated="3"/>
          <table:table-cell table:formula="of:=IF([.B7]&lt;[.$H$3];0;IF([.B7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5:19:48" calcext:value-type="date">
            <text:p>1/2/2013 15:19:48</text:p>
          </table:table-cell>
          <table:table-cell table:style-name="ce4" office:value-type="float" office:value="241" calcext:value-type="float">
            <text:p>241</text:p>
          </table:table-cell>
          <table:table-cell table:formula="of:=([.B8]-[.D$2])" office:value-type="float" office:value="-343.7407407" calcext:value-type="float">
            <text:p>-343.7407407</text:p>
          </table:table-cell>
          <table:table-cell/>
          <table:table-cell table:formula="of:=[.C8]^2" office:value-type="float" office:value="118157.696816985" calcext:value-type="float">
            <text:p>118157.696816985</text:p>
          </table:table-cell>
          <table:table-cell table:number-columns-repeated="3"/>
          <table:table-cell table:formula="of:=IF([.B8]&lt;[.$H$3];0;IF([.B8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6:35:58" calcext:value-type="date">
            <text:p>1/2/2013 16:35:58</text:p>
          </table:table-cell>
          <table:table-cell table:style-name="ce4" office:value-type="float" office:value="256" calcext:value-type="float">
            <text:p>256</text:p>
          </table:table-cell>
          <table:table-cell table:formula="of:=([.B9]-[.D$2])" office:value-type="float" office:value="-328.7407407" calcext:value-type="float">
            <text:p>-328.7407407</text:p>
          </table:table-cell>
          <table:table-cell/>
          <table:table-cell table:formula="of:=[.C9]^2" office:value-type="float" office:value="108070.474595985" calcext:value-type="float">
            <text:p>108070.474595985</text:p>
          </table:table-cell>
          <table:table-cell table:number-columns-repeated="3"/>
          <table:table-cell table:formula="of:=IF([.B9]&lt;[.$H$3];0;IF([.B9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6:28:28" calcext:value-type="date">
            <text:p>1/2/2013 16:28:28</text:p>
          </table:table-cell>
          <table:table-cell table:style-name="ce4" office:value-type="float" office:value="258" calcext:value-type="float">
            <text:p>258</text:p>
          </table:table-cell>
          <table:table-cell table:formula="of:=([.B10]-[.D$2])" office:value-type="float" office:value="-326.7407407" calcext:value-type="float">
            <text:p>-326.7407407</text:p>
          </table:table-cell>
          <table:table-cell/>
          <table:table-cell table:formula="of:=[.C10]^2" office:value-type="float" office:value="106759.511633185" calcext:value-type="float">
            <text:p>106759.511633185</text:p>
          </table:table-cell>
          <table:table-cell table:number-columns-repeated="3"/>
          <table:table-cell table:formula="of:=IF([.B10]&lt;[.$H$3];0;IF([.B10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23:18:28" calcext:value-type="date">
            <text:p>1/2/2013 23:18:28</text:p>
          </table:table-cell>
          <table:table-cell table:style-name="ce4" office:value-type="float" office:value="322" calcext:value-type="float">
            <text:p>322</text:p>
          </table:table-cell>
          <table:table-cell table:formula="of:=([.B11]-[.D$2])" office:value-type="float" office:value="-262.7407407" calcext:value-type="float">
            <text:p>-262.7407407</text:p>
          </table:table-cell>
          <table:table-cell/>
          <table:table-cell table:formula="of:=[.C11]^2" office:value-type="float" office:value="69032.6968235846" calcext:value-type="float">
            <text:p>69032.6968235846</text:p>
          </table:table-cell>
          <table:table-cell table:number-columns-repeated="3"/>
          <table:table-cell table:formula="of:=IF([.B11]&lt;[.$H$3];0;IF([.B11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6:17:02" calcext:value-type="date">
            <text:p>1/2/2013 16:17:02</text:p>
          </table:table-cell>
          <table:table-cell table:style-name="ce4" office:value-type="float" office:value="366" calcext:value-type="float">
            <text:p>366</text:p>
          </table:table-cell>
          <table:table-cell table:formula="of:=([.B12]-[.D$2])" office:value-type="float" office:value="-218.7407407" calcext:value-type="float">
            <text:p>-218.7407407</text:p>
          </table:table-cell>
          <table:table-cell/>
          <table:table-cell table:formula="of:=[.C12]^2" office:value-type="float" office:value="47847.5116419846" calcext:value-type="float">
            <text:p>47847.5116419846</text:p>
          </table:table-cell>
          <table:table-cell table:number-columns-repeated="3"/>
          <table:table-cell table:formula="of:=IF([.B12]&lt;[.$H$3];0;IF([.B12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6:30:23" calcext:value-type="date">
            <text:p>1/2/2013 16:30:23</text:p>
          </table:table-cell>
          <table:table-cell table:style-name="ce4" office:value-type="float" office:value="376" calcext:value-type="float">
            <text:p>376</text:p>
          </table:table-cell>
          <table:table-cell table:formula="of:=([.B13]-[.D$2])" office:value-type="float" office:value="-208.7407407" calcext:value-type="float">
            <text:p>-208.7407407</text:p>
          </table:table-cell>
          <table:table-cell/>
          <table:table-cell table:formula="of:=[.C13]^2" office:value-type="float" office:value="43572.6968279846" calcext:value-type="float">
            <text:p>43572.6968279846</text:p>
          </table:table-cell>
          <table:table-cell table:number-columns-repeated="3"/>
          <table:table-cell table:formula="of:=IF([.B13]&lt;[.$H$3];0;IF([.B13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5:26:34" calcext:value-type="date">
            <text:p>1/2/2013 15:26:34</text:p>
          </table:table-cell>
          <table:table-cell table:style-name="ce4" office:value-type="float" office:value="408" calcext:value-type="float">
            <text:p>408</text:p>
          </table:table-cell>
          <table:table-cell table:formula="of:=([.B14]-[.D$2])" office:value-type="float" office:value="-176.7407407" calcext:value-type="float">
            <text:p>-176.7407407</text:p>
          </table:table-cell>
          <table:table-cell/>
          <table:table-cell table:formula="of:=[.C14]^2" office:value-type="float" office:value="31237.2894231846" calcext:value-type="float">
            <text:p>31237.2894231846</text:p>
          </table:table-cell>
          <table:table-cell table:number-columns-repeated="3"/>
          <table:table-cell table:formula="of:=IF([.B14]&lt;[.$H$3];0;IF([.B14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7:56:35" calcext:value-type="date">
            <text:p>1/2/2013 17:56:35</text:p>
          </table:table-cell>
          <table:table-cell table:style-name="ce4" office:value-type="float" office:value="479" calcext:value-type="float">
            <text:p>479</text:p>
          </table:table-cell>
          <table:table-cell table:formula="of:=([.B15]-[.D$2])" office:value-type="float" office:value="-105.7407407" calcext:value-type="float">
            <text:p>-105.7407407</text:p>
          </table:table-cell>
          <table:table-cell/>
          <table:table-cell table:formula="of:=[.C15]^2" office:value-type="float" office:value="11181.1042437846" calcext:value-type="float">
            <text:p>11181.1042437846</text:p>
          </table:table-cell>
          <table:table-cell table:number-columns-repeated="3"/>
          <table:table-cell table:formula="of:=IF([.B15]&lt;[.$H$3];0;IF([.B15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5:56:00" calcext:value-type="date">
            <text:p>1/2/2013 15:56:00</text:p>
          </table:table-cell>
          <table:table-cell table:style-name="ce4" office:value-type="float" office:value="555" calcext:value-type="float">
            <text:p>555</text:p>
          </table:table-cell>
          <table:table-cell table:formula="of:=([.B16]-[.D$2])" office:value-type="float" office:value="-29.7407406999999" calcext:value-type="float">
            <text:p>-29.7407407</text:p>
          </table:table-cell>
          <table:table-cell/>
          <table:table-cell table:formula="of:=[.C16]^2" office:value-type="float" office:value="884.511657384633" calcext:value-type="float">
            <text:p>884.5116573846</text:p>
          </table:table-cell>
          <table:table-cell table:number-columns-repeated="3"/>
          <table:table-cell table:formula="of:=IF([.B16]&lt;[.$H$3];0;IF([.B16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5:19:35" calcext:value-type="date">
            <text:p>1/2/2013 15:19:35</text:p>
          </table:table-cell>
          <table:table-cell table:style-name="ce4" office:value-type="float" office:value="589" calcext:value-type="float">
            <text:p>589</text:p>
          </table:table-cell>
          <table:table-cell table:formula="of:=([.B17]-[.D$2])" office:value-type="float" office:value="4.25925930000005" calcext:value-type="float">
            <text:p>4.2592593</text:p>
          </table:table-cell>
          <table:table-cell/>
          <table:table-cell table:formula="of:=[.C17]^2" office:value-type="float" office:value="18.1412897846369" calcext:value-type="float">
            <text:p>18.1412897846</text:p>
          </table:table-cell>
          <table:table-cell table:number-columns-repeated="3"/>
          <table:table-cell table:formula="of:=IF([.B17]&lt;[.$H$3];0;IF([.B17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3T10:20:51" calcext:value-type="date">
            <text:p>1/3/2013 10:20:51</text:p>
          </table:table-cell>
          <table:table-cell table:style-name="ce4" office:value-type="float" office:value="600" calcext:value-type="float">
            <text:p>600</text:p>
          </table:table-cell>
          <table:table-cell table:formula="of:=([.B18]-[.D$2])" office:value-type="float" office:value="15.2592593000001" calcext:value-type="float">
            <text:p>15.2592593</text:p>
          </table:table-cell>
          <table:table-cell/>
          <table:table-cell table:formula="of:=[.C18]^2" office:value-type="float" office:value="232.844994384638" calcext:value-type="float">
            <text:p>232.8449943846</text:p>
          </table:table-cell>
          <table:table-cell table:number-columns-repeated="3"/>
          <table:table-cell table:formula="of:=IF([.B18]&lt;[.$H$3];0;IF([.B18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5:39:28" calcext:value-type="date">
            <text:p>1/2/2013 15:39:28</text:p>
          </table:table-cell>
          <table:table-cell table:style-name="ce4" office:value-type="float" office:value="777" calcext:value-type="float">
            <text:p>777</text:p>
          </table:table-cell>
          <table:table-cell table:formula="of:=([.B19]-[.D$2])" office:value-type="float" office:value="192.2592593" calcext:value-type="float">
            <text:p>192.2592593</text:p>
          </table:table-cell>
          <table:table-cell/>
          <table:table-cell table:formula="of:=[.C19]^2" office:value-type="float" office:value="36963.6227865847" calcext:value-type="float">
            <text:p>36963.6227865847</text:p>
          </table:table-cell>
          <table:table-cell table:number-columns-repeated="3"/>
          <table:table-cell table:formula="of:=IF([.B19]&lt;[.$H$3];0;IF([.B19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5:21:24" calcext:value-type="date">
            <text:p>1/2/2013 15:21:24</text:p>
          </table:table-cell>
          <table:table-cell table:style-name="ce4" office:value-type="float" office:value="784" calcext:value-type="float">
            <text:p>784</text:p>
          </table:table-cell>
          <table:table-cell table:formula="of:=([.B20]-[.D$2])" office:value-type="float" office:value="199.2592593" calcext:value-type="float">
            <text:p>199.2592593</text:p>
          </table:table-cell>
          <table:table-cell/>
          <table:table-cell table:formula="of:=[.C20]^2" office:value-type="float" office:value="39704.2524167847" calcext:value-type="float">
            <text:p>39704.2524167847</text:p>
          </table:table-cell>
          <table:table-cell table:number-columns-repeated="3"/>
          <table:table-cell table:formula="of:=IF([.B20]&lt;[.$H$3];0;IF([.B20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5:46:07" calcext:value-type="date">
            <text:p>1/2/2013 15:46:07</text:p>
          </table:table-cell>
          <table:table-cell table:style-name="ce4" office:value-type="float" office:value="822" calcext:value-type="float">
            <text:p>822</text:p>
          </table:table-cell>
          <table:table-cell table:formula="of:=([.B21]-[.D$2])" office:value-type="float" office:value="237.2592593" calcext:value-type="float">
            <text:p>237.2592593</text:p>
          </table:table-cell>
          <table:table-cell/>
          <table:table-cell table:formula="of:=[.C21]^2" office:value-type="float" office:value="56291.9561235847" calcext:value-type="float">
            <text:p>56291.9561235847</text:p>
          </table:table-cell>
          <table:table-cell table:number-columns-repeated="3"/>
          <table:table-cell table:formula="of:=IF([.B21]&lt;[.$H$3];0;IF([.B21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6:53:47" calcext:value-type="date">
            <text:p>1/2/2013 16:53:47</text:p>
          </table:table-cell>
          <table:table-cell table:style-name="ce4" office:value-type="float" office:value="850" calcext:value-type="float">
            <text:p>850</text:p>
          </table:table-cell>
          <table:table-cell table:formula="of:=([.B22]-[.D$2])" office:value-type="float" office:value="265.2592593" calcext:value-type="float">
            <text:p>265.2592593</text:p>
          </table:table-cell>
          <table:table-cell/>
          <table:table-cell table:formula="of:=[.C22]^2" office:value-type="float" office:value="70362.4746443847" calcext:value-type="float">
            <text:p>70362.4746443847</text:p>
          </table:table-cell>
          <table:table-cell table:number-columns-repeated="3"/>
          <table:table-cell table:formula="of:=IF([.B22]&lt;[.$H$3];0;IF([.B22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6:23:35" calcext:value-type="date">
            <text:p>1/2/2013 16:23:35</text:p>
          </table:table-cell>
          <table:table-cell table:style-name="ce4" office:value-type="float" office:value="863" calcext:value-type="float">
            <text:p>863</text:p>
          </table:table-cell>
          <table:table-cell table:formula="of:=([.B23]-[.D$2])" office:value-type="float" office:value="278.2592593" calcext:value-type="float">
            <text:p>278.2592593</text:p>
          </table:table-cell>
          <table:table-cell/>
          <table:table-cell table:formula="of:=[.C23]^2" office:value-type="float" office:value="77428.2153861847" calcext:value-type="float">
            <text:p>77428.2153861847</text:p>
          </table:table-cell>
          <table:table-cell table:number-columns-repeated="3"/>
          <table:table-cell table:formula="of:=IF([.B23]&lt;[.$H$3];0;IF([.B23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5:20:15" calcext:value-type="date">
            <text:p>1/2/2013 15:20:15</text:p>
          </table:table-cell>
          <table:table-cell table:style-name="ce4" office:value-type="float" office:value="1116" calcext:value-type="float">
            <text:p>1116</text:p>
          </table:table-cell>
          <table:table-cell table:formula="of:=([.B24]-[.D$2])" office:value-type="float" office:value="531.2592593" calcext:value-type="float">
            <text:p>531.2592593</text:p>
          </table:table-cell>
          <table:table-cell/>
          <table:table-cell table:formula="of:=[.C24]^2" office:value-type="float" office:value="282236.400591985" calcext:value-type="float">
            <text:p>282236.400591985</text:p>
          </table:table-cell>
          <table:table-cell table:number-columns-repeated="3"/>
          <table:table-cell table:formula="of:=IF([.B24]&lt;[.$H$3];0;IF([.B24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6:24:46" calcext:value-type="date">
            <text:p>1/2/2013 16:24:46</text:p>
          </table:table-cell>
          <table:table-cell table:style-name="ce4" office:value-type="float" office:value="1143" calcext:value-type="float">
            <text:p>1143</text:p>
          </table:table-cell>
          <table:table-cell table:formula="of:=([.B25]-[.D$2])" office:value-type="float" office:value="558.2592593" calcext:value-type="float">
            <text:p>558.2592593</text:p>
          </table:table-cell>
          <table:table-cell/>
          <table:table-cell table:formula="of:=[.C25]^2" office:value-type="float" office:value="311653.400594185" calcext:value-type="float">
            <text:p>311653.400594185</text:p>
          </table:table-cell>
          <table:table-cell table:number-columns-repeated="3"/>
          <table:table-cell table:formula="of:=IF([.B25]&lt;[.$H$3];0;IF([.B25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5:21:11" calcext:value-type="date">
            <text:p>1/2/2013 15:21:11</text:p>
          </table:table-cell>
          <table:table-cell table:style-name="ce4" office:value-type="float" office:value="1214" calcext:value-type="float">
            <text:p>1214</text:p>
          </table:table-cell>
          <table:table-cell table:formula="of:=([.B26]-[.D$2])" office:value-type="float" office:value="629.2592593" calcext:value-type="float">
            <text:p>629.2592593</text:p>
          </table:table-cell>
          <table:table-cell/>
          <table:table-cell table:formula="of:=[.C26]^2" office:value-type="float" office:value="395967.215414785" calcext:value-type="float">
            <text:p>395967.215414785</text:p>
          </table:table-cell>
          <table:table-cell table:number-columns-repeated="3"/>
          <table:table-cell table:formula="of:=IF([.B26]&lt;[.$H$3];0;IF([.B26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7T18:15:32" calcext:value-type="date">
            <text:p>1/7/2013 18:15:32</text:p>
          </table:table-cell>
          <table:table-cell table:style-name="ce4" office:value-type="float" office:value="1250" calcext:value-type="float">
            <text:p>1250</text:p>
          </table:table-cell>
          <table:table-cell table:formula="of:=([.B27]-[.D$2])" office:value-type="float" office:value="665.2592593" calcext:value-type="float">
            <text:p>665.2592593</text:p>
          </table:table-cell>
          <table:table-cell/>
          <table:table-cell table:formula="of:=[.C27]^2" office:value-type="float" office:value="442569.882084385" calcext:value-type="float">
            <text:p>442569.882084385</text:p>
          </table:table-cell>
          <table:table-cell table:number-columns-repeated="3"/>
          <table:table-cell table:formula="of:=IF([.B27]&lt;[.$H$3];0;IF([.B27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02T15:26:57" calcext:value-type="date">
            <text:p>1/2/2013 15:26:57</text:p>
          </table:table-cell>
          <table:table-cell table:style-name="ce4" office:value-type="float" office:value="1776" calcext:value-type="float">
            <text:p>1776</text:p>
          </table:table-cell>
          <table:table-cell table:formula="of:=([.B28]-[.D$2])" office:value-type="float" office:value="1191.2592593" calcext:value-type="float">
            <text:p>1191.2592593</text:p>
          </table:table-cell>
          <table:table-cell/>
          <table:table-cell table:formula="of:=[.C28]^2" office:value-type="float" office:value="1419098.62286798" calcext:value-type="float">
            <text:p>1419098.62286798</text:p>
          </table:table-cell>
          <table:table-cell table:number-columns-repeated="3"/>
          <table:table-cell table:formula="of:=IF([.B28]&lt;[.$H$3];0;IF([.B28]&gt;[.$H$2];0;1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4" meta:object-count="0"/>
    <meta:generator>LibreOfficeDev/5.1.0.3$Linux_X86_64 LibreOffice_project/</meta:generator>
  </office:meta>
</office:document-meta>
</file>